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66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10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104840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2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2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2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2" table:number-rows-repeated="40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4">
          <table:table-cell table:number-columns-repeated="1024"/>
        </table:table-row>
        <table:table-row table:style-name="ro12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1.10.2013</text:date>, <text:time>15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0-01T15:55:29.33</dc:date>
    <meta:editing-duration>P10DT9H1M47S</meta:editing-duration>
    <meta:editing-cycles>963</meta:editing-cycles>
    <meta:printed-by>Kim Dikert</meta:printed-by>
    <meta:print-date>2013-05-15T00:23:21</meta:print-date>
    <meta:document-statistic meta:table-count="2" meta:cell-count="2414" meta:object-count="0"/>
  </office:meta>
</office:document-meta>
</file>